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ambria" svg:font-family="cambria"/>
    <style:font-face style:name="trebuchet ms" svg:font-family="'trebuchet ms', 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Arial" fo:font-size="12pt" fo:language="es" fo:country="ES" fo:font-weight="bold" style:font-size-asian="12pt" style:font-size-complex="12pt"/>
    </style:style>
    <style:style style:name="P2" style:family="paragraph" style:parent-style-name="Text_20_body">
      <style:paragraph-properties fo:line-height="100%"/>
      <style:text-properties style:font-name="Arial" fo:font-size="12pt" fo:language="es" fo:country="ES" style:font-size-asian="12pt" style:font-size-complex="12pt"/>
    </style:style>
    <style:style style:name="P3" style:family="paragraph" style:parent-style-name="Text_20_body">
      <style:paragraph-properties fo:text-align="justify" style:justify-single-word="false"/>
      <style:text-properties style:font-name="Arial" fo:font-size="12pt" style:font-size-asian="12pt" style:font-size-complex="12pt"/>
    </style:style>
    <style:style style:name="P4" style:family="paragraph" style:parent-style-name="Text_20_body">
      <style:paragraph-properties fo:text-align="justify" style:justify-single-word="false"/>
      <style:text-properties style:font-name="Arial" fo:font-size="12pt" fo:font-weight="bold" style:font-size-asian="12pt" style:font-size-complex="12pt"/>
    </style:style>
    <style:style style:name="P5" style:family="paragraph" style:parent-style-name="Text_20_body">
      <style:paragraph-properties fo:text-align="justify" style:justify-single-word="false"/>
      <style:text-properties style:font-name="Arial" fo:font-size="12pt" fo:language="zxx" fo:country="none" fo:font-weight="bold" style:font-size-asian="12pt" style:language-asian="zxx" style:country-asian="none" style:font-size-complex="12pt" style:language-complex="zxx" style:country-complex="none"/>
    </style:style>
    <style:style style:name="P6" style:family="paragraph" style:parent-style-name="Text_20_body">
      <style:paragraph-properties fo:line-height="150%" fo:text-align="justify" style:justify-single-word="false"/>
      <style:text-properties style:font-name="Arial" fo:font-size="12pt" fo:language="zxx" fo:country="none" fo:font-weight="bold" style:font-size-asian="12pt" style:language-asian="zxx" style:country-asian="none" style:font-size-complex="12pt" style:language-complex="zxx" style:country-complex="none"/>
    </style:style>
    <style:style style:name="P7" style:family="paragraph" style:parent-style-name="Text_20_body">
      <style:paragraph-properties fo:margin-left="1.905cm" fo:margin-right="0cm" fo:text-align="justify" style:justify-single-word="false" fo:text-indent="-0.635cm" style:auto-text-indent="false"/>
      <style:text-properties style:font-name="Arial" fo:font-size="12pt" style:font-size-asian="12pt" style:font-size-complex="12pt"/>
    </style:style>
    <style:style style:name="P8" style:family="paragraph" style:parent-style-name="Text_20_body">
      <style:paragraph-properties fo:line-height="100%" fo:break-before="page"/>
      <style:text-properties style:font-name="Arial" fo:font-size="12pt" style:text-underline-style="solid" style:text-underline-width="auto" style:text-underline-color="font-color" style:font-size-asian="12pt" style:font-size-complex="12pt"/>
    </style:style>
    <style:style style:name="P9" style:family="paragraph" style:parent-style-name="Standard">
      <style:paragraph-properties fo:text-align="center" style:justify-single-word="false"/>
      <style:text-properties style:font-name="Arial" fo:font-size="44pt" style:font-size-asian="44pt" style:font-size-complex="44pt"/>
    </style:style>
    <style:style style:name="P10" style:family="paragraph" style:parent-style-name="Standard">
      <style:paragraph-properties fo:text-align="center" style:justify-single-word="false"/>
      <style:text-properties style:font-name="Arial" fo:font-size="26pt" style:font-size-asian="26pt" style:font-size-complex="26pt"/>
    </style:style>
    <style:style style:name="P11" style:family="paragraph" style:parent-style-name="Standard">
      <style:paragraph-properties fo:text-align="end" style:justify-single-word="false"/>
      <style:text-properties style:font-name="Arial" fo:font-size="26pt" style:font-size-asian="26pt" style:font-size-complex="26pt"/>
    </style:style>
    <style:style style:name="P12" style:family="paragraph" style:parent-style-name="Standard">
      <style:paragraph-properties fo:text-align="start" style:justify-single-word="false"/>
      <style:text-properties style:font-name="Arial" fo:font-size="12pt" style:font-size-asian="12pt" style:font-size-complex="12pt"/>
    </style:style>
    <style:style style:name="T1" style:family="text">
      <style:text-properties fo:font-variant="normal" fo:text-transform="none"/>
    </style:style>
    <style:style style:name="T2" style:family="text">
      <style:text-properties fo:language="es" fo:country="ES" fo:font-weight="bold"/>
    </style:style>
    <style:style style:name="T3"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Video juegos y la Sociedad</text:p>
      <text:p text:style-name="P10"/>
      <text:p text:style-name="P10"/>
      <text:p text:style-name="P10">Trabajo Practico Final</text:p>
      <text:p text:style-name="P10"/>
      <text:p text:style-name="P10"/>
      <text:p text:style-name="P10"/>
      <text:p text:style-name="P10"/>
      <text:p text:style-name="P10"/>
      <text:p text:style-name="P10"/>
      <text:p text:style-name="P10"/>
      <text:p text:style-name="P10"/>
      <text:p text:style-name="P10"/>
      <text:p text:style-name="P11">Oscar Sanchez</text:p>
      <text:p text:style-name="P12"/>
      <text:p text:style-name="P8"><text:span text:style-name="T2">Documento de concepto</text:span></text:p>
      <text:p text:style-name="P1">1.0. Titulo</text:p>
      <text:p text:style-name="P1"><text:tab/>A jugar aprendiendo</text:p>
      <text:p text:style-name="P1">1.1. Idea</text:p>
      <text:p text:style-name="P2">Enseñar a contar de acuerdo al color.</text:p>
      <text:p text:style-name="P1">1.2. Concepto </text:p>
      <text:p text:style-name="P2">En la pantalla aparecen zonas en las cuales hay personajes de color los cuales se deben pasar a otra zona. Para ello hay que abrir una puerta que posee una clave secreta. Cada clave tiene una consigna para resolverse. El juego uno posee un final. Las claves varían de forma aleatoria al igual que la cantidad de personajes.</text:p>
      <text:p text:style-name="P2"><text:span text:style-name="T3">1.3. Características principales </text:span></text:p>
      <text:p text:style-name="P2">&lt;Detalla aquí, las características principales de tu juego. Piensa en estos como una serie de puntos clave que podrían aparecer en la parte de atrás de la caja con que se vende tu videojuego. Estos son los puntos que podrían destacar a tu juego de otros similares o que sirven de atracción a los futuros jugadores. Escribe una muy breve explicación de cada uno de los puntos, pero el título de cada uno debería explicarse por sí mismo.&gt; </text:p>
      <text:p text:style-name="P2"/>
      <text:p text:style-name="P2"><text:span text:style-name="T3">1.4. Background </text:span></text:p>
      <text:p text:style-name="P2">Esta inspirado en los juegos de mecánica de recolección como es el caso del los del tipo Mancala. Link: <text:a xlink:type="simple" xlink:href="http://es.wikipedia.org/wiki/Mancala">http://es.wikipedia.org/wiki/Mancala</text:a> </text:p>
      <text:p text:style-name="P2"><text:span text:style-name="T3">1.5. Audiencia y tecnologías soportadas</text:span></text:p>
      <text:p text:style-name="P2">La tecnología sera PC con bajos requerimientos de hardware para que pueda ser usado en jardines o colegios primarios públicos.</text:p>
      <text:p text:style-name="P2">La audiencia esta orientada a niños de ambos sexos de 4 a 7 años en edad escolar.<text:tab/></text:p>
      <text:p text:style-name="P2"><text:span text:style-name="T3">1.6. Historia</text:span></text:p>
      <text:p text:style-name="P2">No posee historia.</text:p>
      <text:p text:style-name="P1">1.7. Arte</text:p>
      <text:p text:style-name="P2">Los colores deben ser primarios: Rojo, azul, amarillo y la mezcla de los mismo: Naranja, verde, violeta.</text:p>
      <text:p text:style-name="P2">El arte debe ser del tipo naif infantil. </text:p>
      <text:p text:style-name="P2"><text:span text:style-name="T3">1.8. Música </text:span></text:p>
      <text:p text:style-name="P2">La música deben ser temas infantiles sin vocal solo música de renombre como son el caso de “yo tengo una vaca lechera”</text:p>
      <text:p text:style-name="P2">Autores sugeridos: Maria Elena Walsh, Piñon Fijo.</text:p>
      <text:p text:style-name="P5"/>
      <text:p text:style-name="P5"/>
      <text:p text:style-name="P5"/>
      <text:p text:style-name="P5"/>
      <text:p text:style-name="P5"/>
      <text:p text:style-name="P5"/>
      <text:p text:style-name="P6"><text:soft-page-break/>2.0. Fundamentación </text:p>
      <text:p text:style-name="P3">entre 3 y 6 carillas A4, fuente Arial 12, interlineado 1,5. </text:p>
      <text:p text:style-name="P4">Guía de reflexión para la fundamentación del documento de concepto.</text:p>
      <text:p text:style-name="P3">Esta guía es orientadora, no deben responderla exhaustivamente, ni en el orden aquí propuesto. Para cada caso, cada alumno considerará las preguntas que sean pertinentes y agregará nuevas ideas. Sin embargo, a los fines de guiar el trabajo, listamos algunas preguntas para organizar la fundamentación.</text:p>
      <text:p text:style-name="P7">1.<text:span text:style-name="T1"> </text:span>¿Cómo surge la idea del juego? ¿Qué tema de la materia funcionó como disparador? ¿Qué situaciones de los videojuegos y la sociedad se abordan en este videojuego (ya sea por el contenido o por los efectos que pueda provocar?</text:p>
      <text:p text:style-name="P7">2.<text:span text:style-name="T1"> </text:span>¿Qué juegos ya existentes te sirvieron como inspiradores para pensar el propio? ¿Qué aspectos sociales se resuelven mejor en tu propuesta que en las existentes? ¿Qué aspectos sociales se abordan en tu juego como novedad?</text:p>
      <text:p text:style-name="P7">3.<text:span text:style-name="T1"> </text:span>¿Qué características tienen los usuarios destinatarios de tu juego? ¿Qué debilidades y qué fortalezas le encontrás a tu propuesta para que funcione la idea en el público que pensaste como destinatario?</text:p>
      <text:p text:style-name="P7">4.<text:span text:style-name="T1"> </text:span>¿Cómo dialoga el arte de tu videojuego con el contenido? ¿Cómo impacta en los usuarios destinatarios de tu propuesta? ¿Qué cambios en el arte alterarían el contenido de tu propuesta? ¿Qué cambios en el arte alterarían el público elegido?</text:p>
      <text:p text:style-name="P7">5.<text:span text:style-name="T1"> </text:span>¿Cómo dialoga la música de tu videojuego con el contenido? ¿Cómo impacta en los usuarios destinatarios de tu propuesta? ¿Qué cambios en la música alterarían el contenido de tu propuesta? ¿Qué cambios en la música alterarían el público elegido?</text:p>
      <text:p text:style-name="P12"/>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ambria" svg:font-family="cambria"/>
    <style:font-face style:name="trebuchet ms" svg:font-family="'trebuchet ms', 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0M17S</meta:editing-duration>
    <meta:editing-cycles>21</meta:editing-cycles>
    <meta:generator>OpenOffice.org/3.4.1$Win32 OpenOffice.org_project/341m1$Build-9593</meta:generator>
    <dc:date>2012-11-20T13:58:12.52</dc:date>
    <meta:document-statistic meta:table-count="0" meta:image-count="0" meta:object-count="0" meta:page-count="3" meta:paragraph-count="34" meta:word-count="551" meta:character-count="3321"/>
    <meta:user-defined meta:name="Info 1"/>
    <meta:user-defined meta:name="Info 2"/>
    <meta:user-defined meta:name="Info 3"/>
    <meta:user-defined meta:name="Info 4"/>
  </office:meta>
</office:document-meta>
</file>